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4pt" style:font-name-asian="Droid Sans Mono" style:font-size-asian="14pt" style:font-size-complex="14pt"/>
    </style:style>
    <style:style style:name="P2" style:family="paragraph" style:parent-style-name="Standard">
      <style:text-properties style:font-name="Droid Sans Mono" fo:font-size="14pt" officeooo:rsid="000d548b" officeooo:paragraph-rsid="000d548b" style:font-name-asian="Droid Sans Mono" style:font-size-asian="14pt" style:font-size-complex="14pt"/>
    </style:style>
    <style:style style:name="P3" style:family="paragraph" style:parent-style-name="Standard">
      <style:text-properties style:font-name="Droid Sans Mono" fo:font-size="14pt" officeooo:paragraph-rsid="000d548b" style:font-name-asian="Droid Sans Mono" style:font-size-asian="14pt" style:font-size-complex="14pt"/>
    </style:style>
    <style:style style:name="P4" style:family="paragraph" style:parent-style-name="Standard">
      <style:text-properties style:font-name="Droid Sans Mono" fo:font-size="14pt" officeooo:paragraph-rsid="00131b85" style:font-name-asian="Droid Sans Mono" style:font-size-asian="14pt" style:font-size-complex="14pt"/>
    </style:style>
    <style:style style:name="P5" style:family="paragraph" style:parent-style-name="Standard">
      <style:text-properties style:font-name="Droid Sans Mono" fo:font-size="14pt" officeooo:paragraph-rsid="001052f5" style:font-name-asian="Droid Sans Mono" style:font-size-asian="14pt" style:font-size-complex="14pt"/>
    </style:style>
    <style:style style:name="P6" style:family="paragraph" style:parent-style-name="Standard">
      <style:text-properties style:font-name="Droid Sans Mono" fo:font-size="14pt" officeooo:rsid="00131b85" officeooo:paragraph-rsid="00131b85" style:font-name-asian="Droid Sans Mono" style:font-size-asian="14pt" style:font-size-complex="14pt"/>
    </style:style>
    <style:style style:name="P7" style:family="paragraph" style:parent-style-name="Standard">
      <style:text-properties style:font-name="Droid Sans Mono" fo:font-size="14pt" officeooo:rsid="00131b85" officeooo:paragraph-rsid="0014f274" style:font-name-asian="Droid Sans Mono" style:font-size-asian="14pt" style:font-size-complex="14pt"/>
    </style:style>
    <style:style style:name="P8" style:family="paragraph" style:parent-style-name="Standard">
      <style:text-properties style:font-name="Droid Sans Mono" fo:font-size="14pt" officeooo:paragraph-rsid="00128d53" style:font-name-asian="Droid Sans Mono" style:font-size-asian="14pt" style:font-size-complex="14pt"/>
    </style:style>
    <style:style style:name="P9" style:family="paragraph" style:parent-style-name="Standard">
      <style:text-properties style:font-name="Droid Sans Mono" fo:font-size="14pt" officeooo:paragraph-rsid="001bcd5b" style:font-name-asian="Droid Sans Mono" style:font-size-asian="14pt" style:font-size-complex="14pt"/>
    </style:style>
    <style:style style:name="P10" style:family="paragraph" style:parent-style-name="Standard">
      <style:text-properties fo:color="#000000" style:font-name="Droid Sans Mono" fo:font-size="14pt" officeooo:rsid="000d548b" officeooo:paragraph-rsid="000d548b" style:font-name-asian="Droid Sans Mono" style:font-size-asian="14pt" style:font-size-complex="14pt"/>
    </style:style>
    <style:style style:name="P11" style:family="paragraph" style:parent-style-name="Standard">
      <style:text-properties fo:color="#000000" style:font-name="Droid Sans Mono" fo:font-size="14pt" officeooo:rsid="000d548b" officeooo:paragraph-rsid="001acfc4" style:font-name-asian="Droid Sans Mono" style:font-size-asian="14pt" style:font-size-complex="14pt"/>
    </style:style>
    <style:style style:name="P12" style:family="paragraph" style:parent-style-name="Standard">
      <style:text-properties fo:color="#000000" style:font-name="Droid Sans Mono" fo:font-size="14pt" officeooo:rsid="000d548b" officeooo:paragraph-rsid="001bcd5b" style:font-name-asian="Droid Sans Mono" style:font-size-asian="14pt" style:font-size-complex="14pt"/>
    </style:style>
    <style:style style:name="P13" style:family="paragraph" style:parent-style-name="Standard">
      <style:text-properties fo:color="#000000" style:font-name="Droid Sans Mono" fo:font-size="14pt" officeooo:paragraph-rsid="000d548b" style:font-name-asian="Droid Sans Mono" style:font-size-asian="14pt" style:font-size-complex="14pt"/>
    </style:style>
    <style:style style:name="P14" style:family="paragraph" style:parent-style-name="Standard">
      <style:text-properties fo:color="#000000" style:font-name="Droid Sans Mono" fo:font-size="14pt" officeooo:paragraph-rsid="0011610c" style:font-name-asian="Droid Sans Mono" style:font-size-asian="14pt" style:font-size-complex="14pt"/>
    </style:style>
    <style:style style:name="P15" style:family="paragraph" style:parent-style-name="Standard">
      <style:text-properties fo:color="#000000" style:font-name="Droid Sans Mono" fo:font-size="14pt" officeooo:paragraph-rsid="00131b85" style:font-name-asian="Droid Sans Mono" style:font-size-asian="14pt" style:font-size-complex="14pt"/>
    </style:style>
    <style:style style:name="P16" style:family="paragraph" style:parent-style-name="Standard">
      <style:text-properties fo:color="#000000" style:font-name="Droid Sans Mono" fo:font-size="14pt" officeooo:rsid="00192538" officeooo:paragraph-rsid="00128d53" style:font-name-asian="Droid Sans Mono" style:font-size-asian="14pt" style:font-size-complex="14pt"/>
    </style:style>
    <style:style style:name="P17" style:family="paragraph" style:parent-style-name="Standard">
      <style:text-properties fo:color="#000000" style:font-name="Droid Sans Mono" fo:font-size="14pt" officeooo:rsid="00192538" officeooo:paragraph-rsid="001bcd5b" style:font-name-asian="Droid Sans Mono" style:font-size-asian="14pt" style:font-size-complex="14pt"/>
    </style:style>
    <style:style style:name="P18" style:family="paragraph" style:parent-style-name="Standard">
      <style:text-properties fo:color="#000000" style:font-name="Droid Sans Mono" fo:font-size="14pt" officeooo:rsid="00192538" officeooo:paragraph-rsid="0020af98" style:font-name-asian="Droid Sans Mono" style:font-size-asian="14pt" style:font-size-complex="14pt"/>
    </style:style>
    <style:style style:name="P19" style:family="paragraph" style:parent-style-name="Standard">
      <style:text-properties fo:font-variant="normal" fo:text-transform="none" fo:color="#000000" style:font-name="Droid Sans Mono" fo:font-size="14pt" fo:letter-spacing="normal" fo:font-style="normal" fo:font-weight="normal" officeooo:paragraph-rsid="00131b85" style:font-name-asian="Droid Sans Mono" style:font-size-asian="14pt" style:font-size-complex="14pt"/>
    </style:style>
    <style:style style:name="P20" style:family="paragraph" style:parent-style-name="Standard">
      <style:text-properties fo:font-variant="normal" fo:text-transform="none" fo:color="#000000" style:font-name="Droid Sans Mono" fo:font-size="14pt" fo:letter-spacing="normal" fo:font-style="normal" fo:font-weight="normal" officeooo:rsid="00131b85" officeooo:paragraph-rsid="00131b85" style:font-name-asian="Droid Sans Mono" style:font-size-asian="14pt" style:font-size-complex="14pt"/>
    </style:style>
    <style:style style:name="P21" style:family="paragraph" style:parent-style-name="Standard">
      <style:text-properties fo:font-variant="normal" fo:text-transform="none" fo:color="#000000" style:font-name="Droid Sans Mono" fo:font-size="14pt" fo:letter-spacing="normal" fo:font-style="normal" fo:font-weight="normal" officeooo:rsid="00131b85" officeooo:paragraph-rsid="0016077b" style:font-name-asian="Droid Sans Mono" style:font-size-asian="14pt" style:font-size-complex="14pt"/>
    </style:style>
    <style:style style:name="P22" style:family="paragraph" style:parent-style-name="Standard">
      <style:text-properties fo:font-variant="normal" fo:text-transform="none" fo:color="#000000" style:font-name="Droid Sans Mono" fo:font-size="14pt" fo:letter-spacing="normal" fo:font-style="normal" fo:font-weight="normal" officeooo:rsid="00131b85" officeooo:paragraph-rsid="0014f274" style:font-name-asian="Droid Sans Mono" style:font-size-asian="14pt" style:font-size-complex="14pt"/>
    </style:style>
    <style:style style:name="P23" style:family="paragraph" style:parent-style-name="Standard">
      <style:text-properties officeooo:paragraph-rsid="001dd421"/>
    </style:style>
    <style:style style:name="P24" style:family="paragraph" style:parent-style-name="Standard">
      <style:text-properties officeooo:paragraph-rsid="001e750d"/>
    </style:style>
    <style:style style:name="P25" style:family="paragraph" style:parent-style-name="Standard">
      <style:text-properties officeooo:paragraph-rsid="0023beb6"/>
    </style:style>
    <style:style style:name="T1" style:family="text">
      <style:text-properties fo:color="#000000"/>
    </style:style>
    <style:style style:name="T2" style:family="text">
      <style:text-properties fo:color="#000000" officeooo:rsid="000d548b"/>
    </style:style>
    <style:style style:name="T3" style:family="text">
      <style:text-properties fo:color="#000000" officeooo:rsid="00192538"/>
    </style:style>
    <style:style style:name="T4" style:family="text">
      <style:text-properties fo:color="#000000" style:font-name="Droid Sans Mono" fo:font-size="14pt" officeooo:rsid="000d548b" style:font-name-asian="Droid Sans Mono" style:font-size-asian="14pt" style:font-size-complex="14pt"/>
    </style:style>
    <style:style style:name="T5" style:family="text">
      <style:text-properties fo:color="#000000" style:font-name="Droid Sans Mono" fo:font-size="14pt" officeooo:rsid="00192538" style:font-name-asian="Droid Sans Mono" style:font-size-asian="14pt" style:font-size-complex="14pt"/>
    </style:style>
    <style:style style:name="T6" style:family="text">
      <style:text-properties fo:color="#000000" style:font-name="Droid Sans Mono" fo:font-size="14pt" officeooo:rsid="001e750d" style:font-name-asian="Droid Sans Mono" style:font-size-asian="14pt" style:font-size-complex="14pt"/>
    </style:style>
    <style:style style:name="T7" style:family="text">
      <style:text-properties fo:color="#000000" style:font-name="Droid Sans Mono" fo:font-size="14pt" officeooo:rsid="0020af98" style:font-name-asian="Droid Sans Mono" style:font-size-asian="14pt" style:font-size-complex="14pt"/>
    </style:style>
    <style:style style:name="T8" style:family="text">
      <style:text-properties fo:color="#000000" style:font-name="Droid Sans Mono" fo:font-size="14pt" style:font-size-asian="14pt" style:font-size-complex="14pt"/>
    </style:style>
    <style:style style:name="T9" style:family="text">
      <style:text-properties fo:color="#2a00ff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Droid Sans Mono" fo:font-size="14pt" style:font-size-asian="14pt" style:font-size-complex="14pt"/>
    </style:style>
    <style:style style:name="T12" style:family="text">
      <style:text-properties officeooo:rsid="000d548b"/>
    </style:style>
    <style:style style:name="T13" style:family="text">
      <style:text-properties officeooo:rsid="00131b85"/>
    </style:style>
    <style:style style:name="T14" style:family="text">
      <style:text-properties fo:color="#3f7f5f"/>
    </style:style>
    <style:style style:name="T15" style:family="text">
      <style:text-properties fo:color="#3f7f5f" style:text-underline-style="solid" style:text-underline-width="auto" style:text-underline-color="font-color"/>
    </style:style>
    <style:style style:name="T16" style:family="text">
      <style:text-properties officeooo:rsid="00192538"/>
    </style:style>
    <style:style style:name="T17" style:family="text">
      <style:text-properties style:font-name="Droid Sans Mono" style:font-name-asian="Droid Sans Mono"/>
    </style:style>
    <style:style style:name="T18" style:family="text">
      <style:text-properties fo:color="#0000c0" style:font-name="Droid Sans Mono" fo:font-size="14pt" style:font-size-asian="14pt" style:font-size-complex="14pt"/>
    </style:style>
    <style:style style:name="T19" style:family="text">
      <style:text-properties fo:color="#6a3e3e" style:font-name="Droid Sans Mono" fo:font-size="14pt" style:font-size-asian="14pt" style:font-size-complex="14pt"/>
    </style:style>
    <style:style style:name="T20" style:family="text">
      <style:text-properties officeooo:rsid="0020af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stack VM Migrate</text:p>
      <text:p text:style-name="P1"/>
      <text:p text:style-name="P10">MigrateVMCmd</text:p>
      <text:p text:style-name="P10"/>
      <text:p text:style-name="P3"><text:span text:style-name="T2">MigrateVMCmd <text:s text:c="2"/>extends </text:span><text:span text:style-name="T1">BaseAsyncCmd</text:span></text:p>
      <text:p text:style-name="P2">1、在management 的api调度模块中调度执行<text:span text:style-name="T1">MigrateVMCmd的execute方法。</text:span></text:p>
      <text:p text:style-name="P2"/>
      <text:p text:style-name="P5"><text:span text:style-name="T12">2、在</text:span><text:span text:style-name="T2">MigrateVMCmd的execute方法的执行中，会检查VM的state，若不为running，则报异常；检查VM的</text:span><text:span text:style-name="T1">HypervisorType：</text:span><text:span text:style-name="T9">Unsupported Hypervisor Type for VM migration, we support XenServer/VMware/KVM/Ovm/Hyperv only</text:span><text:span text:style-name="T1">；检查VM是否使用</text:span><text:span text:style-name="T9">Local storage</text:span><text:span text:style-name="T1">；通过VmWorkJobDispatcher调度器经过AsyncJob调度使用VirtualMachineManagerImpl的orchestrateMigrate方法（利用java的反射）；在VirtualMachineManagerImpl组件的方法中，向迁移目标机器agent发送</text:span></text:p>
      <text:p text:style-name="P13">PrepareForMigrationCommand；向迁移的原始机器agent发送MigrateCommand。</text:p>
      <text:p text:style-name="P3"/>
      <text:p text:style-name="P14">3、在agent端，对于PrepareForMigrationCommand，测试能否连接VM的volume，iso所在的一级，二级存储。</text:p>
      <text:p text:style-name="P15">4、对于MigrateCommand，agent会创建一个单独的线程执行libvirt的迁移VM的接口调用。在这里，</text:p>
      <text:p text:style-name="P4">会预留1000ms的时间让执行迁移VM任务的线程执行</text:p>
      <text:p text:style-name="P4"><text:span text:style-name="T13">(1)、</text:span>达到1000ms，主线程会</text:p>
      <text:p text:style-name="P19">Sets maximum tolerable time for which the domain is allowed to be paused at the end of live migration. It's supposed to be called while the domain is being live-migrated as a reaction to migration progress.</text:p>
      <text:p text:style-name="P19">设置热迁移的最大容忍时间，我的理解是若VM在热迁移过程达到给定时间后便暂停VM，不管迁移VM是否完成。</text:p>
      <text:p text:style-name="P20">vm.migrate.downtime=2000 <text:s text:c="2"/>//ms</text:p>
      <text:p text:style-name="P6"/>
      <text:p text:style-name="P20">（2）、每间隔100ms，主线程会</text:p>
      <text:p text:style-name="P6"><text:span text:style-name="T14">pause </text:span><text:span text:style-name="T15">vm</text:span><text:span text:style-name="T14"> if we meet the vm.migrate.pauseafter threshold and not already paused</text:span></text:p>
      <text:p text:style-name="P20">比较sleeptime和</text:p>
      <text:p text:style-name="P20">vm.migrate.pauseafter=1500 <text:s/>//ms</text:p>
      <text:p text:style-name="P20">的值，如果sleeptime大于vm.migrate.pauseafter，且VM还处于running状态</text:p>
      <text:p text:style-name="P20">就会suspend VM</text:p>
      <text:p text:style-name="P21"><text:soft-page-break/>注：若是设置vm.migrate.pauseafter过小（100ms），有可能VM在迁移前便暂停，则迁移会失败，找不到domain。</text:p>
      <text:p text:style-name="P20">（3）、设置迁移VM的速度</text:p>
      <text:p text:style-name="P20">参数为vm.migrate.speed</text:p>
      <text:p text:style-name="P22">agent.properties里面默认是没有设置的，agent的默认做法是使用ethtoos命令查询网络接口的Speed，比如10M/s，则设置vm.migrate.speed为10。</text:p>
      <text:p text:style-name="P7"/>
      <text:p text:style-name="P22"/>
      <text:p text:style-name="P20"/>
      <text:p text:style-name="P15">这3个参数可以设置（在agent.properties文件）。</text:p>
      <text:p text:style-name="P16"/>
      <text:p text:style-name="P16"/>
      <text:p text:style-name="P16">迁移VM With Volume</text:p>
      <text:p text:style-name="P16">MigrateVirtualMachineWithVolumeCmd</text:p>
      <text:p text:style-name="P18">(注，KVM的resource不支持处理MigrateWithStorageCommand，ui界面操作<text:span text:style-name="T17">迁移VM With Volume</text:span>实际上执行的是<text:span text:style-name="T20">migrateVirtualMachine</text:span>)</text:p>
      <text:p text:style-name="P8"><text:span text:style-name="T3">MigrateVirtualMachineWithVolumeCmd <text:s text:c="2"/>extends </text:span><text:span text:style-name="T1">BaseAsyncCmd</text:span></text:p>
      <text:p text:style-name="P16"/>
      <text:p text:style-name="P11">1、在management 的api调度模块中调度执行<text:span text:style-name="T16">MigrateVirtualMachineWithVolumeCmd</text:span>的execute方法。</text:p>
      <text:p text:style-name="P11"/>
      <text:p text:style-name="P12">2、<text:span text:style-name="T17">在</text:span><text:span text:style-name="T16">MigrateVirtualMachineWithVolumeCmd</text:span><text:span text:style-name="T17">的execute方法的执行中，通过VmWorkJobDispatcher调度器经过AsyncJob调度使用VirtualMachineManagerImpl的orchestrateMigrate方法（利用java的反射）；</text:span></text:p>
      <text:p text:style-name="P9"><text:span text:style-name="T2">在network相关的</text:span><text:span text:style-name="T1">prepareNicForMigration中，会向VM的src host发送</text:span></text:p>
      <text:p text:style-name="P12">PvlanSetupCommand；</text:p>
      <text:p text:style-name="P17"/>
      <text:p text:style-name="P16">在执行迁移VM with Volume时，发送MigrateWithStorageCommand到agent端；</text:p>
      <text:p text:style-name="P16"/>
      <text:p text:style-name="P24"><text:span text:style-name="T5">3、在agent端，针对</text:span><text:span text:style-name="T4">PvlanSetupCommand，调用</text:span><text:span text:style-name="T6">/usr/share/cloudstack-common/scripts/vm/network/</text:span><text:span text:style-name="T11">ovs-pvlan-vm.sh <text:s/>-b</text:span><text:span text:style-name="T8"> </text:span><text:span text:style-name="T18">_guestBridgeName</text:span><text:span text:style-name="T8"> </text:span><text:span text:style-name="T11">-p</text:span><text:span text:style-name="T8"> </text:span><text:span text:style-name="T19">primaryPvlan</text:span><text:span text:style-name="T8"> </text:span><text:span text:style-name="T11">-i</text:span><text:span text:style-name="T8"> </text:span><text:span text:style-name="T19">isolatedPvlan</text:span><text:span text:style-name="T8"> </text:span><text:span text:style-name="T11">-v</text:span><text:span text:style-name="T8"> </text:span><text:span text:style-name="T19">vmMac</text:span></text:p>
      <text:p text:style-name="P23"/>
      <text:p text:style-name="P25"><text:span text:style-name="T10">针对</text:span><text:span text:style-name="T5">MigrateWithStorageCommand，agent上为KVM的resource不支持处理MigrateWithStorageCommand。（ ui界面操作迁移VM With Volume实际上执行的是</text:span><text:span text:style-name="T7">migrateVirtualMachine）.</text:span></text:p>
      <text:p text:style-name="P16"><text:soft-page-break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18T09:44:59.816544938</meta:creation-date>
    <meta:generator>LibreOffice/4.2.8.2$Linux_X86_64 LibreOffice_project/420m0$Build-2</meta:generator>
    <dc:date>2015-11-23T11:48:35.044414567</dc:date>
    <dc:creator>clouder </dc:creator>
    <meta:editing-duration>PT17H44M27S</meta:editing-duration>
    <meta:editing-cycles>26</meta:editing-cycles>
    <meta:document-statistic meta:table-count="0" meta:image-count="0" meta:object-count="0" meta:page-count="3" meta:paragraph-count="35" meta:word-count="689" meta:character-count="2235" meta:non-whitespace-character-count="2142"/>
  </office:meta>
</office:document-meta>
</file>